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svg:stroke-color="#dd4814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style:paragraph-properties fo:text-align="center"/>
      <style:text-properties fo:color="#dd4814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dd4814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5.4cm" svg:x="6.1cm" svg:y="12cm">
          <text:p text:style-name="P1"><text:span text:style-name="T1">S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13:06:02.703563692</meta:creation-date>
    <dc:date>2014-09-15T13:21:13.332593496</dc:date>
    <meta:editing-duration>P0D</meta:editing-duration>
    <meta:editing-cycles>2</meta:editing-cycles>
    <meta:generator>LibreOffice/4.2.6.3$Linux_X86_64 LibreOffice_project/420m0$Build-3</meta:generator>
    <meta:document-statistic meta:object-count="1"/>
  </office:meta>
</office:document-meta>
</file>